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000000021263B8092CFD988522.png" manifest:media-type="image/png"/>
  <manifest:file-entry manifest:full-path="Pictures/1000020100000800000001408FADF7059C56E7F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612 Mono" svg:font-family="'B612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612 Mono1" svg:font-family="'B612 Mono'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8854in" fo:margin-left="-0.1965in" fo:margin-top="0in" fo:margin-bottom="0in" table:align="left"/>
    </style:style>
    <style:style style:name="Table1.A" style:family="table-column">
      <style:table-column-properties style:column-width="4.0417in"/>
    </style:style>
    <style:style style:name="Table1.B" style:family="table-column">
      <style:table-column-properties style:column-width="1.4785in"/>
    </style:style>
    <style:style style:name="Table1.C" style:family="table-column">
      <style:table-column-properties style:column-width="1.36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2" style:family="table">
      <style:table-properties style:width="6.8931in" fo:margin-left="-0.1965in" fo:margin-top="0in" fo:margin-bottom="0in" table:align="left"/>
    </style:style>
    <style:style style:name="Table2.A" style:family="table-column">
      <style:table-column-properties style:column-width="6.8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434343" fo:padding="0.0694in" fo:border="none">
        <style:background-image/>
      </style:table-cell-properties>
    </style:style>
    <style:style style:name="Table3" style:family="table">
      <style:table-properties style:width="6.8854in" fo:margin-left="-0.1965in" fo:margin-top="0in" fo:margin-bottom="0in" table:align="left"/>
    </style:style>
    <style:style style:name="Table3.A" style:family="table-column">
      <style:table-column-properties style:column-width="6.88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4" style:family="table">
      <style:table-properties style:width="6.8854in" fo:margin-left="-0.1965in" fo:margin-top="0in" fo:margin-bottom="0in" table:align="left"/>
    </style:style>
    <style:style style:name="Table4.A" style:family="table-column">
      <style:table-column-properties style:column-width="6.88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5" style:family="table">
      <style:table-properties style:width="6.8854in" fo:margin-left="-0.1965in" fo:margin-top="0in" fo:margin-bottom="0in" table:align="left"/>
    </style:style>
    <style:style style:name="Table5.A" style:family="table-column">
      <style:table-column-properties style:column-width="6.885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6" style:family="table">
      <style:table-properties style:width="6.8854in" fo:margin-left="-0.1965in" fo:margin-top="0in" fo:margin-bottom="0in" table:align="left"/>
    </style:style>
    <style:style style:name="Table6.A" style:family="table-column">
      <style:table-column-properties style:column-width="6.885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7" style:family="table">
      <style:table-properties style:width="6.8854in" fo:margin-left="-0.1965in" fo:margin-top="0in" fo:margin-bottom="0in" table:align="left"/>
    </style:style>
    <style:style style:name="Table7.A" style:family="table-column">
      <style:table-column-properties style:column-width="6.885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8" style:family="table">
      <style:table-properties style:width="6.8854in" fo:margin-left="-0.1965in" fo:margin-top="0in" fo:margin-bottom="0in" table:align="left"/>
    </style:style>
    <style:style style:name="Table8.A" style:family="table-column">
      <style:table-column-properties style:column-width="6.885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8.A2" style:family="table-cell">
      <style:table-cell-properties style:vertical-align="" fo:padding="0.0694in" fo:border="1pt solid #000000"/>
    </style:style>
    <style:style style:name="Table9" style:family="table">
      <style:table-properties style:width="6.8854in" fo:margin-left="-0.1965in" fo:margin-top="0in" fo:margin-bottom="0in" table:align="left"/>
    </style:style>
    <style:style style:name="Table9.A" style:family="table-column">
      <style:table-column-properties style:column-width="6.885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9.A2" style:family="table-cell">
      <style:table-cell-properties style:vertical-align="" fo:padding="0.0694in" fo:border="1pt solid #000000"/>
    </style:style>
    <style:style style:name="Table10" style:family="table">
      <style:table-properties style:width="6.8854in" fo:margin-left="-0.1965in" fo:margin-top="0in" fo:margin-bottom="0in" table:align="left"/>
    </style:style>
    <style:style style:name="Table10.A" style:family="table-column">
      <style:table-column-properties style:column-width="6.885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10.A2" style:family="table-cell">
      <style:table-cell-properties style:vertical-align="" fo:padding="0.0694in" fo:border="1pt solid #000000"/>
    </style:style>
    <style:style style:name="Table11" style:family="table">
      <style:table-properties style:width="6.8854in" fo:margin-left="-0.1965in" fo:margin-top="0in" fo:margin-bottom="0in" table:align="left"/>
    </style:style>
    <style:style style:name="Table11.A" style:family="table-column">
      <style:table-column-properties style:column-width="6.885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11.A2" style:family="table-cell">
      <style:table-cell-properties style:vertical-align="" fo:padding="0.0694in" fo:border="1pt solid #000000"/>
    </style:style>
    <style:style style:name="Table12" style:family="table">
      <style:table-properties style:width="6.8854in" fo:margin-left="-0.1965in" fo:margin-top="0in" fo:margin-bottom="0in" table:align="left"/>
    </style:style>
    <style:style style:name="Table12.A" style:family="table-column">
      <style:table-column-properties style:column-width="6.885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12.A2" style:family="table-cell">
      <style:table-cell-properties style:vertical-align="" fo:padding="0.0694in" fo:border="1pt solid #000000"/>
    </style:style>
    <style:style style:name="Table13" style:family="table">
      <style:table-properties style:width="6.7465in" fo:margin-left="0in" fo:margin-top="0in" fo:margin-bottom="0in" table:align="left"/>
    </style:style>
    <style:style style:name="Table13.A" style:family="table-column">
      <style:table-column-properties style:column-width="1.6861in"/>
    </style:style>
    <style:style style:name="Table13.B" style:family="table-column">
      <style:table-column-properties style:column-width="1.6868in"/>
    </style:style>
    <style:style style:name="Table13.1" style:family="table-row">
      <style:table-row-properties style:min-row-height="0.2778in" fo:keep-together="auto"/>
    </style:style>
    <style:style style:name="Table1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padding="0.0694in" fo:border="1pt solid #000000"/>
    </style:style>
    <style:style style:name="Table13.B2" style:family="table-cell">
      <style:table-cell-properties style:vertical-align="" fo:padding="0.0694in" fo:border="1pt solid #000000"/>
    </style:style>
    <style:style style:name="Table13.C2" style:family="table-cell">
      <style:table-cell-properties style:vertical-align="" fo:padding="0.0694in" fo:border="1pt solid #000000"/>
    </style:style>
    <style:style style:name="Table13.D2" style:family="table-cell">
      <style:table-cell-properties style:vertical-align="" fo:padding="0.0694in" fo:border="1pt solid #000000"/>
    </style:style>
    <style:style style:name="Table13.3" style:family="table-row">
      <style:table-row-properties fo:keep-together="auto"/>
    </style:style>
    <style:style style:name="Table13.A3" style:family="table-cell">
      <style:table-cell-properties style:vertical-align="" fo:padding="0.0694in" fo:border="1pt solid #000000"/>
    </style:style>
    <style:style style:name="Table13.B3" style:family="table-cell">
      <style:table-cell-properties style:vertical-align="" fo:padding="0.0694in" fo:border="1pt solid #000000"/>
    </style:style>
    <style:style style:name="Table13.C3" style:family="table-cell">
      <style:table-cell-properties style:vertical-align="" fo:padding="0.0694in" fo:border="1pt solid #000000"/>
    </style:style>
    <style:style style:name="Table13.D3" style:family="table-cell">
      <style:table-cell-properties style:vertical-align="" fo:padding="0.0694in" fo:border="1pt solid #000000"/>
    </style:style>
    <style:style style:name="Table14" style:family="table">
      <style:table-properties style:width="6.7465in" fo:margin-left="0in" fo:margin-top="0in" fo:margin-bottom="0in" table:align="left"/>
    </style:style>
    <style:style style:name="Table14.A" style:family="table-column">
      <style:table-column-properties style:column-width="1.6861in"/>
    </style:style>
    <style:style style:name="Table14.B" style:family="table-column">
      <style:table-column-properties style:column-width="1.6868in"/>
    </style:style>
    <style:style style:name="Table14.1" style:family="table-row">
      <style:table-row-properties style:min-row-height="0.2778in" fo:keep-together="auto"/>
    </style:style>
    <style:style style:name="Table1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padding="0.0694in" fo:border="1pt solid #000000"/>
    </style:style>
    <style:style style:name="Table14.B2" style:family="table-cell">
      <style:table-cell-properties style:vertical-align="" fo:padding="0.0694in" fo:border="1pt solid #000000"/>
    </style:style>
    <style:style style:name="Table14.C2" style:family="table-cell">
      <style:table-cell-properties style:vertical-align="" fo:padding="0.0694in" fo:border="1pt solid #000000"/>
    </style:style>
    <style:style style:name="Table14.D2" style:family="table-cell">
      <style:table-cell-properties style:vertical-align="" fo:padding="0.0694in" fo:border="1pt solid #000000"/>
    </style:style>
    <style:style style:name="Table14.3" style:family="table-row">
      <style:table-row-properties fo:keep-together="auto"/>
    </style:style>
    <style:style style:name="Table14.A3" style:family="table-cell">
      <style:table-cell-properties style:vertical-align="" fo:padding="0.0694in" fo:border="1pt solid #000000"/>
    </style:style>
    <style:style style:name="Table14.B3" style:family="table-cell">
      <style:table-cell-properties style:vertical-align="" fo:padding="0.0694in" fo:border="1pt solid #000000"/>
    </style:style>
    <style:style style:name="Table14.C3" style:family="table-cell">
      <style:table-cell-properties style:vertical-align="" fo:padding="0.0694in" fo:border="1pt solid #000000"/>
    </style:style>
    <style:style style:name="Table14.D3" style:family="table-cell">
      <style:table-cell-properties style:vertical-align="" fo:padding="0.0694in" fo:border="1pt solid #000000"/>
    </style:style>
    <style:style style:name="Table15" style:family="table">
      <style:table-properties style:width="6.7465in" fo:margin-left="0in" fo:margin-top="0in" fo:margin-bottom="0in" table:align="left"/>
    </style:style>
    <style:style style:name="Table15.A" style:family="table-column">
      <style:table-column-properties style:column-width="1.6861in"/>
    </style:style>
    <style:style style:name="Table15.B" style:family="table-column">
      <style:table-column-properties style:column-width="1.6868in"/>
    </style:style>
    <style:style style:name="Table15.1" style:family="table-row">
      <style:table-row-properties style:min-row-height="0.2778in" fo:keep-together="auto"/>
    </style:style>
    <style:style style:name="Table1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padding="0.0694in" fo:border="1pt solid #000000"/>
    </style:style>
    <style:style style:name="Table15.B2" style:family="table-cell">
      <style:table-cell-properties style:vertical-align="" fo:padding="0.0694in" fo:border="1pt solid #000000"/>
    </style:style>
    <style:style style:name="Table15.C2" style:family="table-cell">
      <style:table-cell-properties style:vertical-align="" fo:padding="0.0694in" fo:border="1pt solid #000000"/>
    </style:style>
    <style:style style:name="Table15.D2" style:family="table-cell">
      <style:table-cell-properties style:vertical-align="" fo:padding="0.0694in" fo:border="1pt solid #000000"/>
    </style:style>
    <style:style style:name="Table15.3" style:family="table-row">
      <style:table-row-properties fo:keep-together="auto"/>
    </style:style>
    <style:style style:name="Table15.A3" style:family="table-cell">
      <style:table-cell-properties style:vertical-align="" fo:padding="0.0694in" fo:border="1pt solid #000000"/>
    </style:style>
    <style:style style:name="Table15.B3" style:family="table-cell">
      <style:table-cell-properties style:vertical-align="" fo:padding="0.0694in" fo:border="1pt solid #000000"/>
    </style:style>
    <style:style style:name="Table15.C3" style:family="table-cell">
      <style:table-cell-properties style:vertical-align="" fo:padding="0.0694in" fo:border="1pt solid #000000"/>
    </style:style>
    <style:style style:name="Table15.D3" style:family="table-cell">
      <style:table-cell-properties style:vertical-align="" fo:padding="0.0694in" fo:border="1pt solid #000000"/>
    </style:style>
    <style:style style:name="Table16" style:family="table">
      <style:table-properties style:width="6.7465in" fo:margin-left="0in" fo:margin-top="0in" fo:margin-bottom="0in" table:align="left"/>
    </style:style>
    <style:style style:name="Table16.A" style:family="table-column">
      <style:table-column-properties style:column-width="1.6861in"/>
    </style:style>
    <style:style style:name="Table16.B" style:family="table-column">
      <style:table-column-properties style:column-width="1.6868in"/>
    </style:style>
    <style:style style:name="Table16.1" style:family="table-row">
      <style:table-row-properties style:min-row-height="0.2778in" fo:keep-together="auto"/>
    </style:style>
    <style:style style:name="Table1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" fo:padding="0.0694in" fo:border="1pt solid #000000"/>
    </style:style>
    <style:style style:name="Table16.B2" style:family="table-cell">
      <style:table-cell-properties style:vertical-align="" fo:padding="0.0694in" fo:border="1pt solid #000000"/>
    </style:style>
    <style:style style:name="Table16.C2" style:family="table-cell">
      <style:table-cell-properties style:vertical-align="" fo:padding="0.0694in" fo:border="1pt solid #000000"/>
    </style:style>
    <style:style style:name="Table16.D2" style:family="table-cell">
      <style:table-cell-properties style:vertical-align="" fo:padding="0.0694in" fo:border="1pt solid #000000"/>
    </style:style>
    <style:style style:name="Table16.3" style:family="table-row">
      <style:table-row-properties fo:keep-together="auto"/>
    </style:style>
    <style:style style:name="Table16.A3" style:family="table-cell">
      <style:table-cell-properties style:vertical-align="" fo:padding="0.0694in" fo:border="1pt solid #000000"/>
    </style:style>
    <style:style style:name="Table16.B3" style:family="table-cell">
      <style:table-cell-properties style:vertical-align="" fo:padding="0.0694in" fo:border="1pt solid #000000"/>
    </style:style>
    <style:style style:name="Table16.C3" style:family="table-cell">
      <style:table-cell-properties style:vertical-align="" fo:padding="0.0694in" fo:border="1pt solid #000000"/>
    </style:style>
    <style:style style:name="Table16.D3" style:family="table-cell">
      <style:table-cell-properties style:vertical-align="" fo:padding="0.0694in" fo:border="1pt solid #000000"/>
    </style:style>
    <style:style style:name="Table17" style:family="table">
      <style:table-properties style:width="6.7465in" fo:margin-left="0in" fo:margin-top="0in" fo:margin-bottom="0in" table:align="left"/>
    </style:style>
    <style:style style:name="Table17.A" style:family="table-column">
      <style:table-column-properties style:column-width="1.6861in"/>
    </style:style>
    <style:style style:name="Table17.B" style:family="table-column">
      <style:table-column-properties style:column-width="1.6868in"/>
    </style:style>
    <style:style style:name="Table17.1" style:family="table-row">
      <style:table-row-properties style:min-row-height="0.2778in" fo:keep-together="auto"/>
    </style:style>
    <style:style style:name="Table1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style:vertical-align="" fo:padding="0.0694in" fo:border="1pt solid #000000"/>
    </style:style>
    <style:style style:name="Table17.B2" style:family="table-cell">
      <style:table-cell-properties style:vertical-align="" fo:padding="0.0694in" fo:border="1pt solid #000000"/>
    </style:style>
    <style:style style:name="Table17.C2" style:family="table-cell">
      <style:table-cell-properties style:vertical-align="" fo:padding="0.0694in" fo:border="1pt solid #000000"/>
    </style:style>
    <style:style style:name="Table17.D2" style:family="table-cell">
      <style:table-cell-properties style:vertical-align="" fo:padding="0.0694in" fo:border="1pt solid #000000"/>
    </style:style>
    <style:style style:name="Table17.3" style:family="table-row">
      <style:table-row-properties fo:keep-together="auto"/>
    </style:style>
    <style:style style:name="Table17.A3" style:family="table-cell">
      <style:table-cell-properties style:vertical-align="" fo:padding="0.0694in" fo:border="1pt solid #000000"/>
    </style:style>
    <style:style style:name="Table17.B3" style:family="table-cell">
      <style:table-cell-properties style:vertical-align="" fo:padding="0.0694in" fo:border="1pt solid #000000"/>
    </style:style>
    <style:style style:name="Table17.C3" style:family="table-cell">
      <style:table-cell-properties style:vertical-align="" fo:padding="0.0694in" fo:border="1pt solid #000000"/>
    </style:style>
    <style:style style:name="Table17.D3" style:family="table-cell">
      <style:table-cell-properties style:vertical-align="" fo:padding="0.0694in" fo:border="1pt solid #000000"/>
    </style:style>
    <style:style style:name="Table18" style:family="table">
      <style:table-properties style:width="6.8854in" fo:margin-left="-0.1965in" fo:margin-top="0in" fo:margin-bottom="0in" table:align="left"/>
    </style:style>
    <style:style style:name="Table18.A" style:family="table-column">
      <style:table-column-properties style:column-width="6.885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7e7e6" fo:padding="0.0694in" fo:border="1pt solid #000000">
        <style:background-image/>
      </style:table-cell-properties>
    </style:style>
    <style:style style:name="Table18.A2" style:family="table-cell">
      <style:table-cell-properties style:vertical-align="" fo:padding="0.0694in" fo:border="1pt solid #000000"/>
    </style:style>
    <style:style style:name="Table19" style:family="table">
      <style:table-properties style:width="6.8958in" fo:margin-left="-0.1965in" fo:margin-top="0in" fo:margin-bottom="0in" table:align="left"/>
    </style:style>
    <style:style style:name="Table19.A" style:family="table-column">
      <style:table-column-properties style:column-width="1.5417in"/>
    </style:style>
    <style:style style:name="Table19.B" style:family="table-column">
      <style:table-column-properties style:column-width="5.353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9.B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0" style:family="table">
      <style:table-properties style:width="6.8958in" fo:margin-left="-0.1965in" fo:margin-top="0in" fo:margin-bottom="0in" table:align="left"/>
    </style:style>
    <style:style style:name="Table20.A" style:family="table-column">
      <style:table-column-properties style:column-width="1.5417in"/>
    </style:style>
    <style:style style:name="Table20.B" style:family="table-column">
      <style:table-column-properties style:column-width="5.3535in"/>
    </style:style>
    <style:style style:name="Table20.1" style:family="table-row">
      <style:table-row-properties style:min-row-height="0.3125in" fo:keep-together="auto"/>
    </style:style>
    <style:style style:name="Table20.A1" style:family="table-cell">
      <style:table-cell-properties style:vertical-align="" fo:background-color="#434343" fo:padding="0.0694in" fo:border="1pt solid #000000">
        <style:background-image/>
      </style:table-cell-properties>
    </style:style>
    <style:style style:name="Table20.2" style:family="table-row">
      <style:table-row-properties fo:keep-together="auto"/>
    </style:style>
    <style:style style:name="Table20.A2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0.B2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0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line-height="100%"/>
      <style:text-properties fo:font-weight="bold" style:font-weight-asian="bold"/>
    </style:style>
    <style:style style:name="P7" style:family="paragraph" style:parent-style-name="Standard">
      <style:paragraph-properties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10" style:family="paragraph" style:parent-style-name="Standard">
      <style:paragraph-properties fo:margin-left="-0.1965in" fo:margin-right="0in" fo:text-indent="0in" style:auto-text-indent="false"/>
    </style:style>
    <style:style style:name="P11" style:family="paragraph" style:parent-style-name="Standard">
      <style:paragraph-properties fo:margin-left="-0.1965in" fo:margin-right="0in" fo:text-indent="0in" style:auto-text-indent="false"/>
      <style:text-properties fo:font-size="10.5pt" style:font-size-asian="10.5pt" style:font-size-complex="10.5pt"/>
    </style:style>
    <style:style style:name="P12" style:family="paragraph" style:parent-style-name="Standard">
      <style:paragraph-properties fo:margin-left="-0.1965in" fo:margin-right="0in" fo:text-indent="0in" style:auto-text-indent="false" fo:break-before="page"/>
      <style:text-properties fo:font-size="10.5pt" style:font-size-asian="10.5pt" style:font-size-complex="10.5pt"/>
    </style:style>
    <style:style style:name="P13" style:family="paragraph" style:parent-style-name="Standard" style:master-page-name="Standard">
      <style:paragraph-properties fo:margin-left="-0.1965in" fo:margin-right="0in" fo:text-indent="0in" style:auto-text-indent="false" style:page-number="1"/>
      <style:text-properties fo:font-size="10.5pt" style:font-size-asian="10.5pt" style:font-size-complex="10.5pt" fo:background-color="#ffffff"/>
    </style:style>
    <style:style style:name="P14" style:family="paragraph" style:parent-style-name="Standard">
      <style:paragraph-properties fo:margin-top="0in" fo:margin-bottom="0.139in" loext:contextual-spacing="false" fo:line-height="100%"/>
    </style:style>
    <style:style style:name="P15" style:family="paragraph" style:parent-style-name="Standard">
      <style:paragraph-properties fo:margin-top="0in" fo:margin-bottom="0.139in" loext:contextual-spacing="false" fo:line-height="100%" fo:orphans="0" fo:widows="0"/>
    </style:style>
    <style:style style:name="P1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line-height="115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line-height="115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line-height="115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line-height="115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indent="-0.25in" style:auto-text-indent="false"/>
    </style:style>
    <style:style style:name="P25" style:family="paragraph" style:parent-style-name="Standard">
      <style:paragraph-properties fo:margin-left="0in" fo:margin-right="0in" fo:line-height="100%" fo:text-indent="0in" style:auto-text-indent="false"/>
    </style:style>
    <style:style style:name="P26" style:family="paragraph" style:parent-style-name="Standard">
      <style:paragraph-properties fo:margin-left="-0.1965in" fo:margin-right="-0.202in" fo:text-indent="0in" style:auto-text-indent="false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color="#ffffff" fo:font-size="10.5pt" fo:font-weight="bold" style:font-size-asian="10.5pt" style:font-weight-asian="bold" style:font-size-complex="10.5pt"/>
    </style:style>
    <style:style style:name="T4" style:family="text">
      <style:text-properties fo:color="#ffffff" fo:font-size="12.5pt" fo:font-weight="bold" style:font-size-asian="12.5pt" style:font-weight-asian="bold" style:font-size-complex="12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ize="12.5pt" fo:font-weight="bold" style:font-size-asian="12.5pt" style:font-weight-asian="bold" style:font-size-complex="12.5pt"/>
    </style:style>
    <style:style style:name="T9" style:family="text">
      <style:text-properties fo:color="#20362e" style:font-name="Helvetica Neue" fo:font-size="8pt" style:font-name-asian="Helvetica Neue1" style:font-size-asian="8pt" style:font-name-complex="Helvetica Neue1" style:font-size-complex="8pt"/>
    </style:style>
    <style:style style:name="T10" style:family="text">
      <style:text-properties fo:color="#20362e" style:font-name="B612 Mono" fo:font-size="8pt" style:font-name-asian="B612 Mono1" style:font-size-asian="8pt" style:font-name-complex="B612 Mono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Assignment</text:span></text:p>
          </table:table-cell>
          <table:table-cell table:style-name="Table1.A1" office:value-type="string">
            <text:p text:style-name="Standard"><text:span text:style-name="T1">Assigned</text:span></text:p>
          </table:table-cell>
          <table:table-cell table:style-name="Table1.A1" office:value-type="string">
            <text:p text:style-name="Standard"><text:span text:style-name="T1">Deadlin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1">Web App Story</text:span></text:p>
            <text:p text:style-name="Standard"><text:span text:style-name="T1">T-Level Software Development SD32</text:span></text:p>
          </table:table-cell>
          <table:table-cell table:style-name="Table1.B2" office:value-type="string">
            <text:p text:style-name="Standard">2024-09-16</text:p>
          </table:table-cell>
          <table:table-cell table:style-name="Table1.C2" office:value-type="string">
            <text:p text:style-name="Standard">2024-11-15</text:p>
          </table:table-cell>
        </table:table-row>
      </table:table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3">Make a copy of this document in your Google Drive and share it with your tutor.</text:span></text:p>
          </table:table-cell>
        </table:table-row>
      </table:table>
      <text:p text:style-name="P11"/>
      <text:p text:style-name="P10"><draw:rect text:anchor-type="as-char" style:rel-width="100%" draw:z-index="0" draw:style-name="gr1" draw:text-style-name="P27" svg:width="0.0012in" svg:height="0.0213in"><text:p/></draw:rect></text:p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Scenario</text:span></text:p>
          </table:table-cell>
        </table:table-row>
        <table:table-row table:style-name="Table3.1">
          <table:table-cell table:style-name="Table3.A2" office:value-type="string">
            <text:p text:style-name="P3">Disasterisk is a games company that would like you to create a new web-based Choose-You-Own-Adventure game. It should work in any browser, on mobile and PC.</text:p>
            <text:p text:style-name="P3"/>
            <text:p text:style-name="P3">The company wants you to produce the web app and supporting documentation.</text:p>
            <text:p text:style-name="P3"/>
            <text:p text:style-name="P15">Your story must be responsive to work on desktop and mobile browsers, the game must be replayable.</text:p>
            <text:p text:style-name="P4"/>
            <text:p text:style-name="P4"><text:span text:style-name="T1">To limit bundle size, there is a limit of 20 project files (not including automatically generated React/Vue files).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1">Learning Outcomes</text:span></text:p>
          </table:table-cell>
        </table:table-row>
        <table:table-row table:style-name="Table4.1">
          <table:table-cell table:style-name="Table4.A2" office:value-type="string">
            <text:list xml:id="list228493546" text:style-name="WWNum4">
              <text:list-item>
                <text:p text:style-name="P16">Create a narrative experience</text:p>
              </text:list-item>
              <text:list-item>
                <text:p text:style-name="P16">Design a user interface</text:p>
              </text:list-item>
              <text:list-item>
                <text:p text:style-name="P16">Build and test a web app in a JavaScript framework</text:p>
              </text:list-item>
              <text:list-item>
                <text:p text:style-name="P16">Evaluate the solution against the scenario</text:p>
              </text:list-item>
            </text:list>
          </table:table-cell>
        </table:table-row>
      </table:table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Support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1">These resources may help you:</text:span></text:p>
            <text:p text:style-name="Standard"><text:a xlink:type="simple" xlink:href="https://react.dev/learn" text:style-name="ListLabel_20_64" text:visited-style-name="ListLabel_20_64"><text:span text:style-name="T6">Learn React</text:span></text:a> / <text:a xlink:type="simple" xlink:href="https://vuejs.org/guide/introduction.html" text:style-name="ListLabel_20_64" text:visited-style-name="ListLabel_20_64"><text:span text:style-name="T6">Learn Vue</text:span></text:a></text:p>
            <text:p text:style-name="Standard"><text:a xlink:type="simple" xlink:href="https://www.w3schools.com/css/" text:style-name="ListLabel_20_64" text:visited-style-name="ListLabel_20_64"><text:span text:style-name="T6">W3Schools CSS Tutorial</text:span></text:a></text:p>
            <text:p text:style-name="Standard"><text:a xlink:type="simple" xlink:href="https://www.youtube.com/watch?v=TEa9aSDHawA" text:style-name="ListLabel_20_64" text:visited-style-name="ListLabel_20_64"><text:span text:style-name="T6">All Choice No Consequence: Efficiently Branching Narrative</text:span></text:a></text:p>
            <text:p text:style-name="Standard"><text:a xlink:type="simple" xlink:href="https://drawio-app.com/blog/flowcharts/" text:style-name="ListLabel_20_64" text:visited-style-name="ListLabel_20_64"><text:span text:style-name="T6">How to Create Flowcharts in Draw.io</text:span></text:a></text:p>
            <text:p text:style-name="Standard"><text:a xlink:type="simple" xlink:href="https://isaaccomputerscience.org/concepts/prog_softeng_test_plans" text:style-name="ListLabel_20_64" text:visited-style-name="ListLabel_20_64"><text:span text:style-name="T6">Test Plans - Isaac Computer Science</text:span></text:a></text:p>
            <text:p text:style-name="Standard"><text:a xlink:type="simple" xlink:href="https://www.youtube.com/playlist?list=PLXDU_eVOJTx7QHLShNqIXL1Cgbxj7HlN4" text:style-name="ListLabel_20_64" text:visited-style-name="ListLabel_20_64"><text:span text:style-name="T6">Getting Started in Figma</text:span></text:a>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1">Instructions</text:span></text:p>
          </table:table-cell>
        </table:table-row>
        <table:table-row table:style-name="Table6.1">
          <table:table-cell table:style-name="Table6.A2" office:value-type="string">
            <text:list xml:id="list1544406318" text:style-name="WWNum1">
              <text:list-item>
                <text:p text:style-name="P17">Use React or Vue, JavaScript, HTML/CSS</text:p>
              </text:list-item>
              <text:list-item>
                <text:p text:style-name="P17">Internet access is allowed for research purposes</text:p>
              </text:list-item>
              <text:list-item>
                <text:p text:style-name="P17">Do not use AI</text:p>
              </text:list-item>
              <text:list-item>
                <text:p text:style-name="P17">Work submitted must be your own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1">Task 1: Narrative Plan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1">4hrs recommended.</text:span></text:p>
            <text:p text:style-name="P5"/>
            <text:p text:style-name="Standard">Create a flowchart demonstrating the stages of the story and the choices the player is given at each stage. Each choice should lead to a new branch of the story, some choices may lead to the same. There should be…</text:p>
            <text:p text:style-name="Standard"/>
            <text:list xml:id="list887692570" text:style-name="WWNum3">
              <text:list-item>
                <text:p text:style-name="P18">At least two options on each page of the story.</text:p>
              </text:list-item>
              <text:list-item>
                <text:p text:style-name="P18">Multiple endings, some good, some bad.</text:p>
              </text:list-item>
              <text:list-item>
                <text:p text:style-name="P18">A “true” ending to the game.</text:p>
              </text:list-item>
            </text:list>
            <text:p text:style-name="Standard"/>
            <text:p text:style-name="P14"><text:span text:style-name="T1">Save your work as a PDF in a folder called Documentation.</text:span></text:p>
          </table:table-cell>
        </table:table-row>
      </table:table>
      <text:p text:style-name="P1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1">Task 2: User Experience Design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1">4hrs recommended.</text:span></text:p>
            <text:p text:style-name="P6"/>
            <text:p text:style-name="P3"><text:span text:style-name="T1">Wireframes</text:span></text:p>
            <text:p text:style-name="P3">Use Figma or Balsamiq to create a set of wireframes that demonstrate the layouts of key pages from the game. Create a user flow diagram using these wireframes.</text:p>
            <text:p text:style-name="P3"/>
            <text:p text:style-name="P3"><text:span text:style-name="T1">Mock-up</text:span></text:p>
            <text:p text:style-name="P3">Pick one or two of your wireframes to create full mock-ups from. These mock-ups should use colour, typography, and iconography, and consider inputs and feedback for the user.</text:p>
            <text:p text:style-name="P3"/>
            <text:p text:style-name="P3">Your designs should adhere to good user experience design principles and consider the use of images, video, and/or audio to enrich the experience.</text:p>
            <text:p text:style-name="P3"/>
            <text:p text:style-name="P14"><text:span text:style-name="T1">Save your work as PDFs in a folder called Documentation.</text:span></text:p>
          </table:table-cell>
        </table:table-row>
      </table:table>
      <text:p text:style-name="P1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1">Task 3: Implementation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1">8hrs recommended.</text:span></text:p>
            <text:p text:style-name="P3"/>
            <text:p text:style-name="P3">Produce the hypertext story game in a JavaScript web framework such as React or Vue. The solution should make appropriate use of component-based design.</text:p>
            <text:p text:style-name="P3"/>
            <text:p text:style-name="P3">Consider using additional libraries or frameworks like Tailwind or Express to improve the solution or add backend functionality.</text:p>
            <text:p text:style-name="P3"/>
            <text:p text:style-name="P3"><text:span text:style-name="T1">Remember there is a limit of 20 developer-generated pages (ie JS, JSX, or CSS).</text:span></text:p>
            <text:p text:style-name="P3"/>
            <text:p text:style-name="P14"><text:span text:style-name="T1">Save your work in a folder called Solution.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1">Task 4: Feedback</text:span></text:p>
          </table:table-cell>
        </table:table-row>
        <table:table-row table:style-name="Table10.1">
          <table:table-cell table:style-name="Table10.A2" office:value-type="string">
            <text:p text:style-name="P3"><text:span text:style-name="T1">2hrs recommended.</text:span></text:p>
            <text:p text:style-name="P3"/>
            <text:p text:style-name="P3">Carry out playtesting and collect feedback from third parties. Document feedback in a log and identify possible solutions to technical or user experience issues.</text:p>
            <text:p text:style-name="P3"/>
            <text:p text:style-name="P14"><text:span text:style-name="T1">Save your project files in a folder called Solution.</text:span></text:p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1">Task 5: Justification and Evaluation</text:span></text:p>
          </table:table-cell>
        </table:table-row>
        <table:table-row table:style-name="Table11.1">
          <table:table-cell table:style-name="Table11.A2" office:value-type="string">
            <text:p text:style-name="Standard"><text:span text:style-name="T1">3hrs recommended.</text:span></text:p>
            <text:p text:style-name="P5"/>
            <text:p text:style-name="Standard">Produce a report to accompany your planning materials and solution. You should include:</text:p>
            <text:p text:style-name="Standard"/>
            <text:p text:style-name="P8"><text:span text:style-name="T1">An overview of…</text:span></text:p>
            <text:list xml:id="list2592050995" text:style-name="WWNum2">
              <text:list-item>
                <text:p text:style-name="P19">The theme or setting of your story.</text:p>
              </text:list-item>
              <text:list-item>
                <text:p text:style-name="P19">The key plot and potential endings of your story.</text:p>
              </text:list-item>
              <text:list-item>
                <text:p text:style-name="P23">Any morals or messages your story should convey.</text:p>
              </text:list-item>
            </text:list>
            <text:p text:style-name="P8"><text:span text:style-name="T1">Justification of…</text:span></text:p>
            <text:list xml:id="list963141422" text:style-name="WWNum5">
              <text:list-item>
                <text:p text:style-name="P20">The User Experience choices behind your wireframe.</text:p>
              </text:list-item>
              <text:list-item>
                <text:p text:style-name="P20">The colours, typography and icons you have chosen for your mock-ups and game.</text:p>
              </text:list-item>
              <text:list-item>
                <text:p text:style-name="P24">The technical implementation of your solution.</text:p>
              </text:list-item>
            </text:list>
            <text:p text:style-name="P8"><text:span text:style-name="T1">Evaluation of… </text:span></text:p>
            <text:list xml:id="list3213802351" text:style-name="WWNum7">
              <text:list-item>
                <text:p text:style-name="P21">The User Experience of your game.</text:p>
              </text:list-item>
              <text:list-item>
                <text:p text:style-name="P21">How effectively you have implemented the solution.</text:p>
              </text:list-item>
              <text:list-item>
                <text:p text:style-name="P21">How you would want to improve the project in future.</text:p>
              </text:list-item>
            </text:list>
            <text:p text:style-name="P8"/>
            <text:p text:style-name="P8">You must include references to justify your points and for any 3rd party assets used.</text:p>
            <text:p text:style-name="Standard"/>
            <text:p text:style-name="Standard"><text:span text:style-name="T1">The word count is 1000 words (+/- 10%).</text:span></text:p>
            <text:p text:style-name="P14"><text:span text:style-name="T1">Save your work as a PDF in the Documentation folder.</text:span></text:p>
          </table:table-cell>
        </table:table-row>
      </table:table>
      <text:p text:style-name="P1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1">Task 6: Extension (Optional)</text:span></text:p>
          </table:table-cell>
        </table:table-row>
        <table:table-row table:style-name="Table12.1">
          <table:table-cell table:style-name="Table12.A2" office:value-type="string">
            <text:p text:style-name="P3"><text:span text:style-name="T1">2-5hrs recommended.</text:span></text:p>
            <text:p text:style-name="P3"/>
            <text:list xml:id="list1289383564" text:style-name="WWNum6">
              <text:list-item>
                <text:p text:style-name="P22">Deploy your web app using an appropriate service such as AWS or Render. Ensure your web app is properly secure and all features work as intended in production. </text:p>
              </text:list-item>
            </text:list>
            <text:p text:style-name="P25"/>
            <text:list xml:id="list53809182943120" text:continue-numbering="true" text:style-name="WWNum6">
              <text:list-item>
                <text:p text:style-name="P22">Create a backend service to support your story game, this could be used to save a user’s progress or show statistics of how many users chose each path.</text:p>
              </text:list-item>
            </text:list>
            <text:p text:style-name="P3"/>
            <text:p text:style-name="P3"><text:span text:style-name="T1">Include a link to your deployed web app in your report.</text:span></text:p>
            <text:p text:style-name="P14"><text:span text:style-name="T1">Include your backend project files in your Solution folder.</text:span></text:p>
          </table:table-cell>
        </table:table-row>
      </table:table>
      <text:p text:style-name="P11"/>
      <text:p text:style-name="P11"/>
      <text:p text:style-name="P1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Standard"><text:span text:style-name="T1">Mark Scheme</text:span></text:p>
          </table:table-cell>
        </table:table-row>
        <table:table-row table:style-name="Table18.1">
          <table:table-cell table:style-name="Table18.A2" office:value-type="string">
            <text:p text:style-name="Standard"/>
            <table:table table:name="Table13" table:style-name="Table13">
              <table:table-column table:style-name="Table13.A"/>
              <table:table-column table:style-name="Table13.B" table:number-columns-repeated="2"/>
              <table:table-column table:style-name="Table13.A"/>
              <table:table-row table:style-name="Table13.1">
                <table:table-cell table:style-name="Table13.A1" table:number-columns-spanned="4" office:value-type="string">
                  <text:p text:style-name="P2"><text:span text:style-name="T1">Narrative Plan</text:span></text:p>
                </table:table-cell>
                <table:covered-table-cell/>
                <table:covered-table-cell/>
                <table:covered-table-cell/>
              </table:table-row>
              <table:table-row table:style-name="Table13.2">
                <table:table-cell table:style-name="Table13.A2" office:value-type="string">
                  <text:p text:style-name="P2"><text:span text:style-name="T1">Excellent</text:span></text:p>
                </table:table-cell>
                <table:table-cell table:style-name="Table13.B2" office:value-type="string">
                  <text:p text:style-name="P2"><text:span text:style-name="T1">Good</text:span></text:p>
                </table:table-cell>
                <table:table-cell table:style-name="Table13.C2" office:value-type="string">
                  <text:p text:style-name="P2"><text:span text:style-name="T1">Requires Improvement</text:span></text:p>
                </table:table-cell>
                <table:table-cell table:style-name="Table13.D2" office:value-type="string">
                  <text:p text:style-name="P2"><text:span text:style-name="T1">Unacceptable</text:span></text:p>
                </table:table-cell>
              </table:table-row>
              <table:table-row table:style-name="Table13.3">
                <table:table-cell table:style-name="Table13.A3" office:value-type="string">
                  <text:p text:style-name="P2"><text:span text:style-name="T1">Thorough</text:span> detail of the information, options, and feedback the player receives at each stage of the story.</text:p>
                  <text:p text:style-name="P2"/>
                  <text:p text:style-name="P2">A <text:span text:style-name="T1">high</text:span> number of branches with <text:span text:style-name="T1">very</text:span> different story plot directions. <text:span text:style-name="T1">Clearly</text:span> demonstrates the player’s choices.</text:p>
                  <text:p text:style-name="P2"/>
                  <text:p text:style-name="P2">Flowchart <text:span text:style-name="T1">consistently </text:span>uses appropriate symbols and is <text:span text:style-name="T1">well</text:span> structured, clear, and concise.</text:p>
                </table:table-cell>
                <table:table-cell table:style-name="Table13.B3" office:value-type="string">
                  <text:p text:style-name="P2"><text:span text:style-name="T1">Reasonable</text:span> detail of the information, options, and feedback the player receives at each stage of the story.</text:p>
                  <text:p text:style-name="P2"/>
                  <text:p text:style-name="P2">A <text:span text:style-name="T1">good</text:span> number of branches with <text:span text:style-name="T1">some</text:span> different story plot directions. <text:span text:style-name="T1">Adequately</text:span> demonstrates the player’s choices.</text:p>
                  <text:p text:style-name="P2"/>
                  <text:p text:style-name="P2">Flowchart <text:span text:style-name="T1">mostly</text:span> uses <text:s/>appropriate symbols and is <text:span text:style-name="T1">sensibly</text:span> structured.</text:p>
                </table:table-cell>
                <table:table-cell table:style-name="Table13.C3" office:value-type="string">
                  <text:p text:style-name="P2"><text:span text:style-name="T1">Some</text:span> detail of the information, options, and feedback the player receives at each stage of the story.</text:p>
                  <text:p text:style-name="P2"/>
                  <text:p text:style-name="P2">A <text:span text:style-name="T1">small</text:span> number of branches with <text:span text:style-name="T1">few</text:span> different story plot directions. <text:span text:style-name="T1">Somewhat </text:span>demonstrates the player’s choices.</text:p>
                  <text:p text:style-name="P2"/>
                  <text:p text:style-name="P2">Flowchart <text:span text:style-name="T1">partly</text:span> uses <text:s/>appropriate symbols and is <text:span text:style-name="T1">adequately</text:span> structured.</text:p>
                </table:table-cell>
                <table:table-cell table:style-name="Table13.D3" office:value-type="string">
                  <text:p text:style-name="P2"><text:span text:style-name="T1">Poor</text:span> detail of the information, options, and feedback the player receives at each stage of the story.</text:p>
                  <text:p text:style-name="P2"/>
                  <text:p text:style-name="P2"><text:span text:style-name="T1">Few</text:span> branches with <text:span text:style-name="T1">no</text:span> different story plot directions. <text:span text:style-name="T1">Does not</text:span> demonstrate the player’s choices.</text:p>
                  <text:p text:style-name="P2"/>
                  <text:p text:style-name="P2"/>
                  <text:p text:style-name="P2">Flowchart <text:span text:style-name="T1">does not</text:span> use appropriate symbols and is <text:span text:style-name="T1">poorly</text:span> structured.</text:p>
                </table:table-cell>
              </table:table-row>
            </table:table>
            <text:p text:style-name="Standard"/>
            <table:table table:name="Table14" table:style-name="Table14">
              <table:table-column table:style-name="Table14.A"/>
              <table:table-column table:style-name="Table14.B" table:number-columns-repeated="2"/>
              <table:table-column table:style-name="Table14.A"/>
              <table:table-row table:style-name="Table14.1">
                <table:table-cell table:style-name="Table14.A1" table:number-columns-spanned="4" office:value-type="string">
                  <text:p text:style-name="P2"><text:span text:style-name="T1">User Experience Design</text:span></text:p>
                </table:table-cell>
                <table:covered-table-cell/>
                <table:covered-table-cell/>
                <table:covered-table-cell/>
              </table:table-row>
              <table:table-row table:style-name="Table14.2">
                <table:table-cell table:style-name="Table14.A2" office:value-type="string">
                  <text:p text:style-name="P2"><text:span text:style-name="T1">Excellent</text:span></text:p>
                </table:table-cell>
                <table:table-cell table:style-name="Table14.B2" office:value-type="string">
                  <text:p text:style-name="P2"><text:span text:style-name="T1">Good</text:span></text:p>
                </table:table-cell>
                <table:table-cell table:style-name="Table14.C2" office:value-type="string">
                  <text:p text:style-name="P2"><text:span text:style-name="T1">Requires Improvement</text:span></text:p>
                </table:table-cell>
                <table:table-cell table:style-name="Table14.D2" office:value-type="string">
                  <text:p text:style-name="P2"><text:span text:style-name="T1">Unacceptable</text:span></text:p>
                </table:table-cell>
              </table:table-row>
              <table:table-row table:style-name="Table14.3">
                <table:table-cell table:style-name="Table14.A3" office:value-type="string">
                  <text:p text:style-name="P2">Wireframes indicate a <text:span text:style-name="T1">sophisticated </text:span>design that makes <text:span text:style-name="T1">highly effective</text:span> use of layout and white space, visual hierarchies, and common conventions.</text:p>
                  <text:p text:style-name="P2"/>
                  <text:p text:style-name="P2"><text:span text:style-name="T1">One or two </text:span>mock-ups that demonstrate <text:span text:style-name="T1">excellent</text:span> understanding of typography, iconography, and colour theory.</text:p>
                </table:table-cell>
                <table:table-cell table:style-name="Table14.B3" office:value-type="string">
                  <text:p text:style-name="P2">Wireframes indicate a <text:span text:style-name="T1">sensible </text:span>design that makes<text:span text:style-name="T1"> effective</text:span> use of layout and white space, visual hierarchies, and common conventions.</text:p>
                  <text:p text:style-name="P2"/>
                  <text:p text:style-name="P2"><text:span text:style-name="T1">One or two </text:span>mock-ups that demonstrate <text:span text:style-name="T1">good</text:span> understanding of typography, iconography, and colour theory.</text:p>
                </table:table-cell>
                <table:table-cell table:style-name="Table14.C3" office:value-type="string">
                  <text:p text:style-name="P2">Wireframes indicate an <text:span text:style-name="T1">adequate </text:span>design that makes <text:span text:style-name="T1">some</text:span> use of layout and white space, visual hierarchies, and common conventions.</text:p>
                  <text:p text:style-name="P2"/>
                  <text:p text:style-name="P2"><text:span text:style-name="T1">One </text:span>mock-up that demonstrates <text:span text:style-name="T1">adequate</text:span> understanding of typography, iconography, and colour theory.</text:p>
                </table:table-cell>
                <table:table-cell table:style-name="Table14.D3" office:value-type="string">
                  <text:p text:style-name="P4">Wireframes indicate a <text:span text:style-name="T1">poor </text:span>design that makes <text:span text:style-name="T1">little</text:span> use of layout and white space, visual hierarchies, and common conventions.</text:p>
                  <text:p text:style-name="P4"/>
                  <text:p text:style-name="P4"><text:span text:style-name="T1">No </text:span>mock-up or only <text:span text:style-name="T1">One </text:span>mock-up that demonstrates <text:span text:style-name="T1">poor</text:span> understanding of typography, iconography, and colour theory.</text:p>
                </table:table-cell>
              </table:table-row>
            </table:table>
            <text:p text:style-name="Standard"/>
            <table:table table:name="Table15" table:style-name="Table15">
              <table:table-column table:style-name="Table15.A"/>
              <table:table-column table:style-name="Table15.B" table:number-columns-repeated="2"/>
              <table:table-column table:style-name="Table15.A"/>
              <table:table-row table:style-name="Table15.1">
                <table:table-cell table:style-name="Table15.A1" table:number-columns-spanned="4" office:value-type="string">
                  <text:p text:style-name="P2"><text:span text:style-name="T1">Implementation</text:span></text:p>
                </table:table-cell>
                <table:covered-table-cell/>
                <table:covered-table-cell/>
                <table:covered-table-cell/>
              </table:table-row>
              <table:table-row table:style-name="Table15.2">
                <table:table-cell table:style-name="Table15.A2" office:value-type="string">
                  <text:p text:style-name="P2"><text:span text:style-name="T1">Excellent</text:span></text:p>
                </table:table-cell>
                <table:table-cell table:style-name="Table15.B2" office:value-type="string">
                  <text:p text:style-name="P2"><text:span text:style-name="T1">Good</text:span></text:p>
                </table:table-cell>
                <table:table-cell table:style-name="Table15.C2" office:value-type="string">
                  <text:p text:style-name="P2"><text:span text:style-name="T1">Requires Improvement</text:span></text:p>
                </table:table-cell>
                <table:table-cell table:style-name="Table15.D2" office:value-type="string">
                  <text:p text:style-name="P2"><text:span text:style-name="T1">Unacceptable</text:span></text:p>
                </table:table-cell>
              </table:table-row>
              <table:table-row table:style-name="Table15.3">
                <table:table-cell table:style-name="Table15.A3" office:value-type="string">
                  <text:p text:style-name="P2">A <text:span text:style-name="T1">sophisticated </text:span>solution that makes <text:span text:style-name="T1">excellent</text:span> use of React/Vue components and hooks to create a reactive web app.</text:p>
                  <text:p text:style-name="P2"/>
                  <text:p text:style-name="P2">The code has <text:span text:style-name="T1">no</text:span> major logical errors, is <text:span text:style-name="T1">well-</text:span>organised, and is <text:span text:style-name="T1">highly </text:span>efficiently written.</text:p>
                  <text:p text:style-name="P2"/>
                  <text:p text:style-name="P2"/>
                  <text:p text:style-name="P2">The solution is <text:span text:style-name="T1">well </text:span>within the 20 file limit.</text:p>
                </table:table-cell>
                <table:table-cell table:style-name="Table15.B3" office:value-type="string">
                  <text:p text:style-name="P2">A <text:span text:style-name="T1">suitable </text:span>solution that makes <text:span text:style-name="T1">consistent</text:span> use of React/Vue components to create a reactive web app.</text:p>
                  <text:p text:style-name="P2"/>
                  <text:p text:style-name="P2"/>
                  <text:p text:style-name="P2">The code has <text:span text:style-name="T1">few</text:span> major logical errors, is <text:span text:style-name="T1">sensibly </text:span>organised, and is <text:span text:style-name="T1">mostly </text:span>efficiently written.</text:p>
                  <text:p text:style-name="P2"/>
                  <text:p text:style-name="P2">The solution is <text:span text:style-name="T1">reasonably </text:span>within the 20 file limit.</text:p>
                </table:table-cell>
                <table:table-cell table:style-name="Table15.C3" office:value-type="string">
                  <text:p text:style-name="P2">A <text:span text:style-name="T1">functional </text:span>solution that makes <text:span text:style-name="T1">adequate </text:span>use of React/Vue components to create a reactive web app.</text:p>
                  <text:p text:style-name="P2"/>
                  <text:p text:style-name="P2"/>
                  <text:p text:style-name="P2">The code has <text:span text:style-name="T1">some</text:span> major logical errors, is <text:span text:style-name="T1">somewhat </text:span>organised, and is <text:span text:style-name="T1">sometimes </text:span>efficiently written.</text:p>
                  <text:p text:style-name="P2"/>
                  <text:p text:style-name="P2">The solution is<text:span text:style-name="T1"> </text:span>within the 20 file limit.</text:p>
                </table:table-cell>
                <table:table-cell table:style-name="Table15.D3" office:value-type="string">
                  <text:p text:style-name="P2">A <text:span text:style-name="T1">poor </text:span>solution that makes <text:span text:style-name="T1">little </text:span>or <text:span text:style-name="T1">no</text:span> use of React/Vue components to create a reactive web app.</text:p>
                  <text:p text:style-name="P2"/>
                  <text:p text:style-name="P2"/>
                  <text:p text:style-name="P2">The code has <text:span text:style-name="T1">several</text:span> major logical errors, is <text:span text:style-name="T1">poorly </text:span>organised, and is <text:span text:style-name="T1">not </text:span>efficiently written.</text:p>
                  <text:p text:style-name="P2"/>
                  <text:p text:style-name="P2"/>
                  <text:p text:style-name="P2">The solution goes <text:span text:style-name="T1">beyond</text:span> the 20 file limit.</text:p>
                </table:table-cell>
              </table:table-row>
            </table:table>
            <text:p text:style-name="Standard"/>
            <table:table table:name="Table16" table:style-name="Table16">
              <table:table-column table:style-name="Table16.A"/>
              <table:table-column table:style-name="Table16.B" table:number-columns-repeated="2"/>
              <table:table-column table:style-name="Table16.A"/>
              <table:table-row table:style-name="Table16.1">
                <table:table-cell table:style-name="Table16.A1" table:number-columns-spanned="4" office:value-type="string">
                  <text:p text:style-name="P2"><text:span text:style-name="T1">Feedback</text:span></text:p>
                </table:table-cell>
                <table:covered-table-cell/>
                <table:covered-table-cell/>
                <table:covered-table-cell/>
              </table:table-row>
              <table:table-row table:style-name="Table16.2">
                <table:table-cell table:style-name="Table16.A2" office:value-type="string">
                  <text:p text:style-name="P2"><text:span text:style-name="T1">Excellent</text:span></text:p>
                </table:table-cell>
                <table:table-cell table:style-name="Table16.B2" office:value-type="string">
                  <text:p text:style-name="P2"><text:span text:style-name="T1">Good</text:span></text:p>
                </table:table-cell>
                <table:table-cell table:style-name="Table16.C2" office:value-type="string">
                  <text:p text:style-name="P2"><text:span text:style-name="T1">Requires Improvement</text:span></text:p>
                </table:table-cell>
                <table:table-cell table:style-name="Table16.D2" office:value-type="string">
                  <text:p text:style-name="P2"><text:span text:style-name="T1">Unacceptable</text:span></text:p>
                </table:table-cell>
              </table:table-row>
              <table:table-row table:style-name="Table16.3">
                <table:table-cell table:style-name="Table16.A3" office:value-type="string">
                  <text:p text:style-name="P2">A <text:span text:style-name="T1">thorough </text:span>log of user feedback with <text:span text:style-name="T1">clear </text:span>evidence of implementation.</text:p>
                </table:table-cell>
                <table:table-cell table:style-name="Table16.B3" office:value-type="string">
                  <text:p text:style-name="P2">A <text:span text:style-name="T1">reasonable </text:span>log of user feedback with <text:span text:style-name="T1">some </text:span>evidence of implementation.</text:p>
                </table:table-cell>
                <table:table-cell table:style-name="Table16.C3" office:value-type="string">
                  <text:p text:style-name="P2">An <text:span text:style-name="T1">adequate </text:span>log of user feedback with <text:span text:style-name="T1">little </text:span>evidence of implementation.</text:p>
                </table:table-cell>
                <table:table-cell table:style-name="Table16.D3" office:value-type="string">
                  <text:p text:style-name="P2">A <text:span text:style-name="T1">poor </text:span>log of user feedback with <text:span text:style-name="T1">no </text:span>evidence of implementation.</text:p>
                </table:table-cell>
              </table:table-row>
            </table:table>
            <text:p text:style-name="Standard"/>
            <table:table table:name="Table17" table:style-name="Table17">
              <table:table-column table:style-name="Table17.A"/>
              <table:table-column table:style-name="Table17.B" table:number-columns-repeated="2"/>
              <table:table-column table:style-name="Table17.A"/>
              <table:table-row table:style-name="Table17.1">
                <table:table-cell table:style-name="Table17.A1" table:number-columns-spanned="4" office:value-type="string">
                  <text:p text:style-name="P2"><text:span text:style-name="T1">Justification and Evaluation</text:span></text:p>
                </table:table-cell>
                <table:covered-table-cell/>
                <table:covered-table-cell/>
                <table:covered-table-cell/>
              </table:table-row>
              <table:table-row table:style-name="Table17.2">
                <table:table-cell table:style-name="Table17.A2" office:value-type="string">
                  <text:p text:style-name="P2"><text:span text:style-name="T1">Excellent</text:span></text:p>
                </table:table-cell>
                <table:table-cell table:style-name="Table17.B2" office:value-type="string">
                  <text:p text:style-name="P2"><text:span text:style-name="T1">Good</text:span></text:p>
                </table:table-cell>
                <table:table-cell table:style-name="Table17.C2" office:value-type="string">
                  <text:p text:style-name="P2"><text:span text:style-name="T1">Requires Improvement</text:span></text:p>
                </table:table-cell>
                <table:table-cell table:style-name="Table17.D2" office:value-type="string">
                  <text:p text:style-name="P2"><text:span text:style-name="T1">Unacceptable</text:span></text:p>
                </table:table-cell>
              </table:table-row>
              <table:table-row table:style-name="Table17.3">
                <table:table-cell table:style-name="Table17.A3" office:value-type="string">
                  <text:p text:style-name="P2">A <text:span text:style-name="T1">detailed </text:span>overview of the narrative that <text:span text:style-name="T1">clearly </text:span>explains the theme and setting. Includes <text:span text:style-name="T1">good </text:span>consideration of morals or meanings.</text:p>
                  <text:p text:style-name="P7"/>
                  <text:p text:style-name="P7"/>
                  <text:p text:style-name="P2"><text:span text:style-name="T1">Strong </text:span>justifications for the choices made in the design and development of the solution. Shows an <text:span text:style-name="T1">exemplary </text:span>understanding of UX principles and front-end development.</text:p>
                  <text:p text:style-name="P2"/>
                  <text:p text:style-name="P2"><text:span text:style-name="T1">Accurate </text:span>evaluation of the work produced and <text:span text:style-name="T1">clear </text:span>goals for improvement.</text:p>
                </table:table-cell>
                <table:table-cell table:style-name="Table17.B3" office:value-type="string">
                  <text:p text:style-name="P2">An <text:span text:style-name="T1">appropriate </text:span>overview of the narrative that <text:span text:style-name="T1">mostly </text:span>explains the theme and setting. Includes <text:span text:style-name="T1">some </text:span>consideration of morals or meanings.</text:p>
                  <text:p text:style-name="P2"/>
                  <text:p text:style-name="P2"><text:span text:style-name="T1">Suitable </text:span>justifications for the choices made in the design and development of the solution. Shows an <text:span text:style-name="T1">adequate </text:span>understanding of UX principles and front-end development.</text:p>
                  <text:p text:style-name="P2"/>
                  <text:p text:style-name="P2">A<text:span text:style-name="T1"> fair </text:span>evaluation of the work produced and <text:span text:style-name="T1">relevant </text:span>goals.</text:p>
                </table:table-cell>
                <table:table-cell table:style-name="Table17.C3" office:value-type="string">
                  <text:p text:style-name="P2">A <text:span text:style-name="T1">brief </text:span>overview of the narrative that <text:span text:style-name="T1">somewhat </text:span>explains the theme and setting.</text:p>
                  <text:p text:style-name="P7"/>
                  <text:p text:style-name="P7"/>
                  <text:p text:style-name="P7"/>
                  <text:p text:style-name="P7"/>
                  <text:p text:style-name="P2"><text:span text:style-name="T1">Adequate </text:span>justifications for the choices made in the design and development of the solution. Shows <text:span text:style-name="T1">some </text:span>understanding of UX principles and front-end development.</text:p>
                  <text:p text:style-name="P7"/>
                  <text:p text:style-name="P7"/>
                  <text:p text:style-name="P2"><text:span text:style-name="T1">Some </text:span>evaluation of the work produced and <text:span text:style-name="T1">few </text:span>goals for improvement.</text:p>
                </table:table-cell>
                <table:table-cell table:style-name="Table17.D3" office:value-type="string">
                  <text:p text:style-name="P2">A <text:span text:style-name="T1">poor </text:span>overview of the narrative that <text:span text:style-name="T1">does not </text:span>explain the theme and setting.</text:p>
                  <text:p text:style-name="P7"/>
                  <text:p text:style-name="P7"/>
                  <text:p text:style-name="P7"/>
                  <text:p text:style-name="P7"/>
                  <text:p text:style-name="P2"><text:span text:style-name="T1">Few </text:span>justifications for the choices made in the design and development of the solution. Shows a <text:span text:style-name="T1">poor </text:span>understanding of UX principles and front-end development.</text:p>
                  <text:p text:style-name="P7"/>
                  <text:p text:style-name="P7"/>
                  <text:p text:style-name="P2"><text:span text:style-name="T1">Little </text:span>evaluation of the work produced and <text:span text:style-name="T1">no </text:span>goals for improvement.</text:p>
                </table:table-cell>
              </table:table-row>
            </table:table>
            <text:p text:style-name="Standard"/>
          </table:table-cell>
        </table:table-row>
      </table:table>
      <text:p text:style-name="P11"/>
      <text:p text:style-name="P11"/>
      <text:p text:style-name="P11"/>
      <text:p text:style-name="P1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<text:span text:style-name="T8">Grade:</text:span></text:p>
          </table:table-cell>
          <table:table-cell table:style-name="Table19.B1" office:value-type="string">
            <text:p text:style-name="P9"/>
          </table:table-cell>
        </table:table-row>
        <table:table-row table:style-name="Table19.1">
          <table:table-cell table:style-name="Table19.A1" office:value-type="string">
            <text:p text:style-name="P2"><text:span text:style-name="T8">Feedback:</text:span></text:p>
          </table:table-cell>
          <table:table-cell table:style-name="Table19.B1" office:value-type="string">
            <text:p text:style-name="P2"/>
          </table:table-cell>
        </table:table-row>
        <table:table-row table:style-name="Table19.1">
          <table:table-cell table:style-name="Table19.A1" office:value-type="string">
            <text:p text:style-name="P2"><text:span text:style-name="T8">Next Steps:</text:span></text:p>
          </table:table-cell>
          <table:table-cell table:style-name="Table19.B1" office:value-type="string">
            <text:p text:style-name="P2"/>
          </table:table-cell>
        </table:table-row>
      </table:table>
      <text:p text:style-name="P11"/>
      <text:p text:style-name="P1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"><text:span text:style-name="T4">Resubmission</text:span></text:p>
          </table:table-cell>
          <table:covered-table-cell/>
        </table:table-row>
        <table:table-row table:style-name="Table20.2">
          <table:table-cell table:style-name="Table20.A2" office:value-type="string">
            <text:p text:style-name="P2"><text:span text:style-name="T8">Feedback:</text:span></text:p>
          </table:table-cell>
          <table:table-cell table:style-name="Table20.B2" office:value-type="string">
            <text:p text:style-name="P2"/>
          </table:table-cell>
        </table:table-row>
        <table:table-row table:style-name="Table20.3">
          <table:table-cell table:style-name="Table20.A2" office:value-type="string">
            <text:p text:style-name="P2"><text:span text:style-name="T8">Final Grade:</text:span></text:p>
          </table:table-cell>
          <table:table-cell table:style-name="Table20.B2" office:value-type="string">
            <text:p text:style-name="P9"/>
          </table:table-cell>
        </table:table-row>
      </table:table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612 Mono" svg:font-family="'B612 Mono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612 Mono1" svg:font-family="'B612 Mono'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f0f0d" style:font-name="Helvetica Neue" fo:font-size="10pt" fo:language="none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f0f0d" style:font-name="Helvetica Neue" fo:font-size="10pt" fo:language="none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1965in" fo:margin-right="0in" fo:text-indent="0in" style:auto-text-indent="false"/>
    </style:style>
    <style:style style:name="MP2" style:family="paragraph" style:parent-style-name="Standard">
      <style:paragraph-properties fo:margin-left="-0.1965in" fo:margin-right="-0.202in" fo:text-indent="0in" style:auto-text-indent="false"/>
    </style:style>
    <style:style style:name="MT1" style:family="text">
      <style:text-properties fo:color="#20362e" style:font-name="Helvetica Neue" fo:font-size="8pt" style:font-name-asian="Helvetica Neue1" style:font-size-asian="8pt" style:font-name-complex="Helvetica Neue1" style:font-size-complex="8pt"/>
    </style:style>
    <style:style style:name="MT2" style:family="text">
      <style:text-properties fo:color="#20362e" style:font-name="B612 Mono" fo:font-size="8pt" style:font-name-asian="B612 Mono1" style:font-size-asian="8pt" style:font-name-complex="B612 Mono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146in" fo:margin-bottom="0.472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72in" fo:margin-left="0in" fo:margin-right="0in" fo:margin-bottom="0.4327in" style:dynamic-spacing="true"/>
      </style:header-style>
      <style:footer-style>
        <style:header-footer-properties fo:min-height="0.3146in" fo:margin-left="0in" fo:margin-right="0in" fo:margin-top="0.275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2.6453in" svg:height="0.4193in" draw:z-index="2"><draw:image xlink:href="Pictures/1000020100000800000001408FADF7059C56E7F2.png" xlink:type="simple" xlink:show="embed" xlink:actuate="onLoad" loext:mime-type="image/png"/></draw:frame></text:p>
      </style:header>
      <style:footer>
        <text:p text:style-name="MP2"><text:span text:style-name="MT1">©Access Creative College <text:s text:c="2"/></text:span><text:span text:style-name="MT2"><text:s text:c="58"/></text:span><draw:frame draw:style-name="Mfr1" draw:name="image1.png" text:anchor-type="as-char" svg:width="1.439in" svg:height="0.3736in" draw:z-index="4"><draw:image xlink:href="Pictures/10000201000008000000021263B8092CFD988522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2" meta:object-count="0" meta:page-count="2" meta:paragraph-count="163" meta:word-count="1471" meta:character-count="9321" meta:non-whitespace-character-count="7968"/>
    <meta:generator>LibreOfficeDev/6.0.5.2$Linux_X86_64 LibreOffice_project/</meta:generator>
  </office:meta>
</office:document-meta>
</file>